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7b3ca" draw:textarea-horizontal-align="justify" draw:textarea-vertical-align="middle" draw:auto-grow-height="false" fo:min-height="5.426cm" fo:min-width="5.176cm"/>
    </style:style>
    <style:style style:name="gr2" style:family="graphic">
      <style:graphic-properties draw:stroke="solid" draw:stroke-dash="Ultrafine_20_Dashed" svg:stroke-width="0.159cm" svg:stroke-color="#111111" draw:marker-start="" draw:marker-start-width="0.499cm" draw:marker-start-center="false" draw:marker-end="" draw:marker-end-width="0.499cm" draw:marker-end-center="false" draw:stroke-linejoin="round" svg:stroke-linecap="round" draw:fill="solid" draw:fill-color="#999999" draw:opacity="100%" draw:textarea-horizontal-align="center" draw:textarea-vertical-align="middle" draw:auto-grow-height="false" draw:fit-to-size="false" style:shrink-to-fit="false" fo:min-height="1.961cm" fo:min-width="4.481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3" style:family="graphic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1.961cm" fo:min-width="1.057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P1" style:family="paragraph">
      <loext:graphic-properties draw:fill-color="#b7b3ca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9999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cm" svg:height="6.29cm" svg:x="5.563cm" svg:y="4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ote 2" draw:style-name="gr2" draw:text-style-name="P3" draw:layer="layout" svg:width="5.114cm" svg:height="2.354cm" svg:x="6.24cm" svg:y="6.393cm">
          <text:p text:style-name="P2"><text:span text:style-name="T1">PDF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Note 1" draw:style-name="gr3" draw:text-style-name="P4" draw:layer="layout" svg:width="1.69cm" svg:height="2.354cm" svg:x="8.045cm" svg:y="6.394cm">
          <text:p text:style-name="P2"><text:span text:style-name="T1">D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Langhof</meta:initial-creator>
    <meta:creation-date>2023-01-06T17:23:36.373711638</meta:creation-date>
    <dc:date>2023-01-06T17:39:04.934261502</dc:date>
    <dc:creator>Björn Langhof</dc:creator>
    <meta:editing-duration>PT5M17S</meta:editing-duration>
    <meta:editing-cycles>2</meta:editing-cycles>
    <meta:generator>LibreOffice/7.3.7.2$Linux_X86_64 LibreOffice_project/30$Build-2</meta:generator>
    <meta:document-statistic meta:object-count="3"/>
  </office:meta>
</office:document-meta>
</file>